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 style:writing-mode="lr-tb"/>
    </style:style>
    <style:style style:name="Table1.A" style:family="table-column">
      <style:table-column-properties style:column-width="1.7917in"/>
    </style:style>
    <style:style style:name="Table1.B" style:family="table-column">
      <style:table-column-properties style:column-width="4.70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694in" fo:border="1pt solid #000000"/>
    </style:style>
    <style:style style:name="Table1.A2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style:font-name="Google Sans" fo:font-style="italic" style:font-name-asian="Google Sans1" style:font-style-asian="italic" style:font-name-complex="Google Sans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5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7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8" style:family="paragraph" style:parent-style-name="Heading_20_2" style:master-page-name="Standard">
      <style:paragraph-properties fo:text-align="center" style:justify-single-word="false" style:page-number="1"/>
    </style:style>
    <style:style style:name="P9" style:family="paragraph" style:parent-style-name="Heading_20_3">
      <style:paragraph-properties fo:line-height="100%" fo:orphans="0" fo:widows="0"/>
    </style:style>
    <style:style style:name="P10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Google Sans" style:font-name-asian="Google Sans1" style:font-name-complex="Google Sans1"/>
    </style:style>
    <style:style style:name="T2" style:family="text">
      <style:text-properties style:font-name="Google Sans" fo:font-weight="bold" style:font-name-asian="Google Sans1" style:font-weight-asian="bold" style:font-name-complex="Google Sans1"/>
    </style:style>
    <style:style style:name="T3" style:family="text">
      <style:text-properties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T4" style:family="text">
      <style:text-properties style:font-name="Google Sans" fo:font-style="italic" style:font-name-asian="Google Sans1" style:font-style-asian="italic" style:font-name-complex="Google Sans1"/>
    </style:style>
    <style:style style:name="T5" style:family="text">
      <style:text-properties style:font-name="Google Sans" fo:font-style="italic" style:text-underline-style="none" style:font-name-asian="Google Sans1" style:font-style-asian="italic" style:font-name-complex="Google Sans1"/>
    </style:style>
    <style:style style:name="T6" style:family="text">
      <style:text-properties fo:color="#1155cc" style:font-name="Google Sans" style:text-underline-style="solid" style:text-underline-width="auto" style:text-underline-color="font-color" style:font-name-asian="Google Sans1" style:font-name-complex="Google Sans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7nlk2ynsm6vx"/><text:span text:style-name="T1">PASTA worksheet</text:span></text:p>
      <text:p text:style-name="Standard"><draw:rect text:anchor-type="as-char" style:rel-width="100%" draw:z-index="0" draw:style-name="gr1" draw:text-style-name="P10" svg:width="0.0012in" svg:height="0.0213in"><text:p/></draw:rect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bookmark text:name="_52vtqzpfabqd"/><text:span text:style-name="T2">Stages</text:span></text:p>
          </table:table-cell>
          <table:table-cell table:style-name="Table1.A1" office:value-type="string">
            <text:p text:style-name="P9"><text:bookmark text:name="_rqizykdowjbx"/><text:span text:style-name="T2">Sneaker company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3">I. Define business and security objectives</text:span></text:p>
          </table:table-cell>
          <table:table-cell table:style-name="Table1.A2" office:value-type="string">
            <text:p text:style-name="P3"><text:span text:style-name="T1">Make </text:span><text:span text:style-name="T2">2-3 notes</text:span><text:span text:style-name="T1"> of specific business requirements that will be analyzed.</text:span></text:p>
            <text:list xml:id="list1454813814" text:style-name="WWNum3">
              <text:list-item>
                <text:p text:style-name="P4"><text:span text:style-name="T4">Will the app process transactions?</text:span></text:p>
              </text:list-item>
              <text:list-item>
                <text:p text:style-name="P4"><text:span text:style-name="T4">Does it do a lot of back-end processing?</text:span></text:p>
              </text:list-item>
              <text:list-item>
                <text:p text:style-name="P4"><text:span text:style-name="T4">Are there industry regulations that need to be considered?</text:span>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"><text:span text:style-name="T3">II. Define the technical scope</text:span></text:p>
          </table:table-cell>
          <table:table-cell table:style-name="Table1.A2" office:value-type="string">
            <text:p text:style-name="P1"><text:span text:style-name="T1">List of</text:span><text:span text:style-name="T2"> </text:span><text:span text:style-name="T1">technologies used by the application:</text:span></text:p>
            <text:list xml:id="list3966485696" text:style-name="WWNum2">
              <text:list-item>
                <text:p text:style-name="P7"><text:span text:style-name="T4">Application programming interface (API)</text:span></text:p>
              </text:list-item>
              <text:list-item>
                <text:p text:style-name="P7"><text:span text:style-name="T4">Public key infrastructure (PKI)</text:span></text:p>
              </text:list-item>
              <text:list-item>
                <text:p text:style-name="P7"><text:span text:style-name="T4">SHA-256</text:span></text:p>
              </text:list-item>
              <text:list-item>
                <text:p text:style-name="P7"><text:span text:style-name="T4">SQL</text:span></text:p>
              </text:list-item>
            </text:list>
            <text:p text:style-name="P2"/>
            <text:p text:style-name="P1"><text:span text:style-name="T1">Write </text:span><text:span text:style-name="T2">2-3 sentences</text:span><text:span text:style-name="T1"> (40-60 words) that describe why you choose to prioritize that technology over the others.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3">III. Decompose application</text:span></text:p>
          </table:table-cell>
          <table:table-cell table:style-name="Table1.A2" office:value-type="string">
            <text:p text:style-name="P1"><text:a xlink:type="simple" xlink:href="https://docs.google.com/presentation/d/1ol7y79popTFfNHM-90ES-H-i1Lpd0YNvPShxBlXozjg/template/preview?resourcekey=0-DZAkf7Vzh2PXsP-j3oXV-g" text:style-name="ListLabel_20_37" text:visited-style-name="ListLabel_20_37"><text:span text:style-name="T6">Sample data flow diagram</text:span></text:a></text:p>
          </table:table-cell>
        </table:table-row>
        <table:table-row table:style-name="Table1.1">
          <table:table-cell table:style-name="Table1.A2" office:value-type="string">
            <text:p text:style-name="P1"><text:span text:style-name="T3">IV. Threat analysis</text:span></text:p>
          </table:table-cell>
          <table:table-cell table:style-name="Table1.A2" office:value-type="string">
            <text:p text:style-name="P3"><text:span text:style-name="T1">List </text:span><text:span text:style-name="T2">2 types of threats</text:span><text:span text:style-name="T1"> in the PASTA worksheet that are risks to the information being handled by the application.</text:span></text:p>
            <text:list xml:id="list53202125" text:style-name="WWNum4">
              <text:list-item>
                <text:p text:style-name="P5"><text:span text:style-name="T4">What are the internal threats?</text:span></text:p>
              </text:list-item>
              <text:list-item>
                <text:p text:style-name="P5"><text:span text:style-name="T4">What are the external threats?</text:span>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"><text:span text:style-name="T3">V. Vulnerability analysis</text:span></text:p>
          </table:table-cell>
          <table:table-cell table:style-name="Table1.A2" office:value-type="string">
            <text:p text:style-name="P3"><text:span text:style-name="T1">List </text:span><text:span text:style-name="T2">2 vulnerabilities</text:span><text:span text:style-name="T1"> in the PASTA worksheet that could be exploited.</text:span></text:p>
            <text:list xml:id="list1204614676" text:style-name="WWNum1">
              <text:list-item>
                <text:p text:style-name="P6"><text:span text:style-name="T4">Could there be things wrong with the codebase?</text:span></text:p>
              </text:list-item>
              <text:list-item>
                <text:p text:style-name="P6"><text:span text:style-name="T4">Could there be weaknesses in the database?</text:span></text:p>
              </text:list-item>
              <text:list-item>
                <text:p text:style-name="P6"><text:span text:style-name="T4">Could there be flaws in the network?</text:span>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"><text:span text:style-name="T3">VI. Attack modeling</text:span></text:p>
          </table:table-cell>
          <table:table-cell table:style-name="Table1.A2" office:value-type="string">
            <text:p text:style-name="P1"><text:a xlink:type="simple" xlink:href="https://docs.google.com/presentation/d/1FmWLyHgmq9XQoVuMxOym2PHO8IuedCkan4moYnI-EJ0/template/preview?usp=sharing&amp;resourcekey=0-zYPY7AhPJdcClXamlAfOag" text:style-name="ListLabel_20_37" text:visited-style-name="ListLabel_20_37"><text:span text:style-name="T6">Sample attack tree diagram</text:span></text:a></text:p>
          </table:table-cell>
        </table:table-row>
        <table:table-row table:style-name="Table1.1">
          <table:table-cell table:style-name="Table1.A2" office:value-type="string">
            <text:p text:style-name="P1"><text:span text:style-name="T3">VII. Risk analysis and impact</text:span></text:p>
          </table:table-cell>
          <table:table-cell table:style-name="Table1.A2" office:value-type="string">
            <text:p text:style-name="P3"><text:span text:style-name="T1">List </text:span><text:span text:style-name="T2">4 security controls</text:span><text:span text:style-name="T1"> that you’ve learned about that can reduce risk.</text:span></text:p>
          </table:table-cell>
        </table:table-row>
      </table:table>
      <text:p text:style-name="Standard"/>
      <text:p text:style-name="Standard"><draw:rect text:anchor-type="as-char" style:rel-width="100%" draw:z-index="1" draw:style-name="gr1" draw:text-style-name="P10" svg:width="0.0012in" svg:height="0.0213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Google Sans" fo:font-family="'Google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Google Sans" fo:font-family="'Google San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Google Sans" fo:font-family="'Google Sans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Google Sans" fo:font-family="'Google Sans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font-name="Google Sans" fo:font-family="'Google Sans'" style:font-family-generic="roman" style:font-pitch="variable" style:text-underline-style="solid" style:text-underline-width="auto" style:text-underline-color="font-color" style:font-name-asian="Google Sans1" style:font-family-asian="'Google Sans'" style:font-family-generic-asian="system" style:font-pitch-asian="variable" style:font-name-complex="Google Sans1" style:font-family-complex="'Google San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2" meta:word-count="195" meta:character-count="1165" meta:non-whitespace-character-count="1012"/>
    <meta:generator>LibreOfficeDev/6.0.5.2$Linux_X86_64 LibreOffice_project/</meta:generator>
  </office:meta>
</office:document-meta>
</file>